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Rest API Blog post. Webové Aplikace</text:span></text:p>
      <text:p text:style-name="P1"><text:span text:style-name="T1">Shyshka Dmytro, C4b</text:span></text:p>
      <text:p text:style-name="P1"><text:span text:style-name="T2"/></text:p>
      <text:p text:style-name="P2"><text:span text:style-name="T3">Step 1:</text:span></text:p>
      <text:p text:style-name="P2"><text:span text:style-name="T3"><text:s/>Instalace Mongodb na server</text:span></text:p>
      <text:p text:style-name="P2"><text:span text:style-name="T3"><text:s text:c="4"/>a)</text:span><text:span text:style-name="T4"><text:s/></text:span></text:p>
      <text:p text:style-name="P2"><text:span text:style-name="T4"><text:tab/>Import public klí</text:span><text:span text:style-name="T5">če použ</text:span><text:span text:style-name="T6">ívaného package management systémem</text:span></text:p>
      <text:p text:style-name="P2"><text:span text:style-name="T6"><text:tab/></text:span></text:p>
      <text:p text:style-name="P2"><text:span text:style-name="T6"><text:s text:c="4"/><text:tab/><text:tab/>sudo apt-get update</text:span></text:p>
      <text:p text:style-name="P2"><text:span text:style-name="T6"><text:s text:c="3"/><text:tab/> <text:tab/>sudo apt-get install gnupg curl (instalace pou</text:span><text:span text:style-name="T7">ž</text:span><text:span text:style-name="T8">ívaných knihoven)</text:span></text:p>
      <text:p text:style-name="P2"><text:span text:style-name="T8"><text:s text:c="4"/></text:span></text:p>
      <text:p text:style-name="P2"><text:span text:style-name="T8"><text:s text:c="4"/>(samotný curl)</text:span></text:p>
      <text:p text:style-name="P2"><text:span text:style-name="T8"><text:s text:c="3"/><text:tab/><text:tab/> curl -fsSL<text:s/></text:span><text:a xlink:href="https://pgp.mongodb.com/server-7.0.asc"><text:span text:style-name="T9">https://pgp.mongodb.com/server-7.0.asc</text:span></text:a><text:span text:style-name="T10"><text:s/>| \</text:span></text:p>
      <text:p text:style-name="P2"><text:span text:style-name="T10"><text:s text:c="3"/><text:tab/><text:tab/> sudo gpg -o /usr/share/keyrings/mongodb-server-7.0.gpg \</text:span></text:p>
      <text:p text:style-name="P2"><text:span text:style-name="T10"><text:s text:c="3"/><text:tab/><text:tab/> --dearmor</text:span></text:p>
      <text:p text:style-name="P2"><text:span text:style-name="T11"/></text:p>
      <text:p text:style-name="P2"><text:span text:style-name="T12"><text:s text:c="4"/></text:span><text:span text:style-name="T13">b)</text:span><text:span text:style-name="T14"><text:s/></text:span></text:p>
      <text:p text:style-name="P2"><text:span text:style-name="T14"><text:tab/>Vytvo</text:span><text:span text:style-name="T15">řen</text:span><text:span text:style-name="T16">í .list souboru</text:span></text:p>
      <text:p text:style-name="P2"><text:span text:style-name="T17"/></text:p>
      <text:p text:style-name="P2"><text:span text:style-name="T18"><text:s text:c="2"/><text:tab/><text:s text:c="2"/>echo "deb [ arch=amd64,arm64 signed-by=/usr/share/keyrings/mongodb-<text:tab/><text:tab/><text:tab/><text:tab/><text:tab/><text:tab/><text:tab/><text:tab/><text:tab/><text:tab/>server-7.0.gpg ]</text:span></text:p>
      <text:p text:style-name="P2"><text:span text:style-name="T19">&lt;</text:span><text:a xlink:href="https://repo.mongodb.org/apt/ubuntu jammy/mongodb-org/7.0"><text:span text:style-name="T20">https://repo.mongodb.org/apt/ubuntu jammy/mongodb-org/7.0</text:span></text:a><text:span text:style-name="T21">&gt;</text:span><text:span text:style-name="T22"><text:s/>multiverse" | sudo tee<text:s text:c="6"/>/etc/apt/sources.list.d/mongodb-org-7.0.list</text:span></text:p>
      <text:p text:style-name="P2"><text:span text:style-name="T23"/></text:p>
      <text:p text:style-name="P2"><text:span text:style-name="T24"><text:s text:c="4"/>c)</text:span><text:span text:style-name="T25"><text:s/></text:span></text:p>
      <text:p text:style-name="P2"><text:span text:style-name="T25"><text:tab/>Instalace Mongodb packag</text:span><text:span text:style-name="T26">ů</text:span></text:p>
      <text:p text:style-name="P2"><text:span text:style-name="T27"><text:s text:c="4"/></text:span></text:p>
      <text:p text:style-name="P2"><text:span text:style-name="T27"><text:s text:c="3"/><text:tab/><text:tab/> sudo apt-get install -y mongodb-org</text:span></text:p>
      <text:p text:style-name="P2"><text:span text:style-name="T28"/></text:p>
      <text:p text:style-name="P2"><text:span text:style-name="T28"/></text:p>
      <text:p text:style-name="P2"><text:span text:style-name="T29">Step 2:</text:span></text:p>
      <text:p text:style-name="P2"><text:span text:style-name="T29"><text:s/>Instalace Node.js 20 na server</text:span></text:p>
      <text:p text:style-name="P2"><text:span text:style-name="T30"><text:s text:c="4"/></text:span><text:span text:style-name="T31">a)</text:span></text:p>
      <text:p text:style-name="P2"><text:span text:style-name="T31"><text:tab/></text:span><text:span text:style-name="T32"><text:s/>Instalace pou</text:span><text:span text:style-name="T33">ž</text:span><text:span text:style-name="T34">ívaných knihoven</text:span></text:p>
      <text:p text:style-name="P2"><text:span text:style-name="T34"><text:s text:c="4"/><text:tab/><text:tab/>sudo apt install -y curl </text:span></text:p>
      <text:p text:style-name="P2"><text:span text:style-name="T35"/></text:p>
      <text:p text:style-name="P2"><text:span text:style-name="T36"><text:s text:c="4"/></text:span><text:span text:style-name="T37">b)</text:span><text:span text:style-name="T38"><text:s/></text:span></text:p>
      <text:p text:style-name="P2"><text:span text:style-name="T38"><text:tab/>Setup script pro Node.js 20</text:span></text:p>
      <text:p text:style-name="P2"><text:span text:style-name="T38"><text:s text:c="3"/><text:tab/><text:tab/> curl -fsSL<text:s/></text:span><text:a xlink:href="https://deb.nodesource.com/setup_20.x"><text:span text:style-name="T39">https://deb.nodesource.com/setup_20.x</text:span></text:a><text:span text:style-name="T40"><text:s/>| sudo -E bash -</text:span></text:p>
      <text:p text:style-name="P2"><text:span text:style-name="T41"/></text:p>
      <text:p text:style-name="P2"><text:span text:style-name="T42"><text:s text:c="4"/></text:span><text:span text:style-name="T43">c)</text:span><text:span text:style-name="T44"><text:s/></text:span></text:p>
      <text:p text:style-name="P2"><text:span text:style-name="T44"><text:tab/>Instalace Node.js</text:span></text:p>
      <text:p text:style-name="P2"><text:span text:style-name="T44"><text:s text:c="4"/><text:tab/><text:tab/>sudo apt install -y nodejs</text:span></text:p>
      <text:p text:style-name="P2"><text:span text:style-name="T45"/></text:p>
      <text:p text:style-name="P2"><text:span text:style-name="T45"/></text:p>
      <text:p text:style-name="P2"><text:span text:style-name="T46">Step 3:</text:span></text:p>
      <text:p text:style-name="P2"><text:span text:style-name="T46"><text:s/>Vytvo</text:span><text:span text:style-name="T47">řen</text:span><text:span text:style-name="T48">í directory projektu</text:span></text:p>
      <text:p text:style-name="P2"><text:span text:style-name="T49"><text:s text:c="4"/></text:span></text:p>
      <text:p text:style-name="P2"><text:span text:style-name="T49"><text:s text:c="4"/>npm init</text:span></text:p>
      <text:p text:style-name="P2"><text:span text:style-name="T50"/></text:p>
      <text:p text:style-name="P2"><text:span text:style-name="T50"/></text:p>
      <text:p text:style-name="P2"><text:span text:style-name="T51">Step 4:</text:span></text:p>
      <text:p text:style-name="P2"><text:span text:style-name="T51"><text:s/>Instalace Expressu</text:span></text:p>
      <text:p text:style-name="P2"><text:span text:style-name="T52"/></text:p>
      <text:p text:style-name="P2"><text:span text:style-name="T53"><text:s text:c="4"/>npm install express</text:span></text:p>
      <text:p text:style-name="P2"><text:span text:style-name="T54"/></text:p>
      <text:p text:style-name="P2"><text:span text:style-name="T54"/></text:p>
      <text:p text:style-name="P2"><text:span text:style-name="T54"/></text:p>
      <text:p text:style-name="P2"><text:span text:style-name="T55">Step 5:</text:span></text:p>
      <text:p text:style-name="P2"><text:span text:style-name="T55">Spu</text:span><text:span text:style-name="T56">štěn</text:span><text:span text:style-name="T57">í mongodb a pou</text:span><text:span text:style-name="T58">žit</text:span><text:span text:style-name="T59">í databáze</text:span></text:p>
      <text:p text:style-name="P2"><text:span text:style-name="T60"/></text:p>
      <text:p text:style-name="P2"><text:span text:style-name="T61"><text:s text:c="4"/>mongosh </text:span></text:p>
      <text:p text:style-name="P2"><text:span text:style-name="T62"/></text:p>
      <text:p text:style-name="P2"><text:span text:style-name="T63"><text:s text:c="4"/>use Blog (nazev databaze)</text:span></text:p>
      <text:p text:style-name="P2"><text:span text:style-name="T64"/></text:p>
      <text:p text:style-name="P2"><text:span text:style-name="T64"/></text:p>
      <text:p text:style-name="P2"><text:span text:style-name="T65">Step 6:</text:span></text:p>
      <text:p text:style-name="P2"><text:span text:style-name="T65"><text:s/>P</text:span><text:span text:style-name="T66">řid</text:span><text:span text:style-name="T67">ání v</text:span><text:span text:style-name="T68">šech důležit</text:span><text:span text:style-name="T69">ých soubor</text:span><text:span text:style-name="T70">ů</text:span></text:p>
      <text:p text:style-name="P2"><text:span text:style-name="T71"/></text:p>
      <text:p text:style-name="P2"><text:span text:style-name="T72"><text:s text:c="3"/>a)<text:s/></text:span><text:span text:style-name="T73">nginxconfig.txt p</text:span><text:span text:style-name="T74">řesunout do<text:s/></text:span><text:span text:style-name="T75">etc</text:span><text:span text:style-name="T76">/nginx/sites-available/default</text:span></text:p>
      <text:p text:style-name="P2"><text:span text:style-name="T77"/></text:p>
      <text:p text:style-name="P2"><text:span text:style-name="T78"><text:s text:c="3"/>b)<text:s/></text:span><text:span text:style-name="T79">app.js p</text:span><text:span text:style-name="T80">řesunout do Blog/app.js</text:span></text:p>
      <text:p text:style-name="P2"><text:span text:style-name="T81"/></text:p>
      <text:p text:style-name="P2"><text:span text:style-name="T82"><text:s text:c="4"/>c)<text:s/></text:span><text:span text:style-name="T83">index.html p</text:span><text:span text:style-name="T84">řesunout do Blog/views/index.ejs</text:span></text:p>
      <text:p text:style-name="P2"><text:span text:style-name="T85"><text:s text:c="4"/>d)<text:s/></text:span><text:span text:style-name="T86">new.html p</text:span><text:span text:style-name="T87">řesunout do Blog/views/new.ejs</text:span></text:p>
      <text:p text:style-name="P2"><text:span text:style-name="T88"/></text:p>
      <text:p text:style-name="P2"><text:span text:style-name="T89"><text:s text:c="4"/>e)<text:s/></text:span><text:span text:style-name="T90">blogPost.js p</text:span><text:span text:style-name="T91">řesunout do Blog/models/blogPost.js</text:span></text:p>
      <text:p text:style-name="P2"><text:span text:style-name="T92"/></text:p>
      <text:p text:style-name="P2"><text:span text:style-name="T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